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Standard">
      <style:text-properties fo:font-style="italic" style:font-style-asian="italic" style:font-style-complex="italic"/>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style>
    <style:style style:name="P4" style:family="paragraph" style:parent-style-name="Heading_20_1">
      <style:paragraph-properties fo:text-align="center" style:justify-single-word="false"/>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DM server user introduction</text:h>
      <text:p text:style-name="P3"/>
      <text:p text:style-name="P3">Author: Thomas Boose<text:line-break/>Date: <text:date style:data-style-name="N37" text:date-value="2014-06-12T16:26:15" text:fixed="true">06/12/14</text:date></text:p>
      <text:p text:style-name="P3">This document is intended for administrators of an ADM-server who want to introduce their students to the service. Pleas find below a sample letter and e-mail tht you can use to introduce your students to the autograder service. </text:p>
      <table:table table:name="Table2" table:style-name="Table2">
        <table:table-column table:style-name="Table2.A"/>
        <table:table-row>
          <table:table-cell table:style-name="Table2.A1" office:value-type="string">
            <text:p text:style-name="Text_20_body">Dear students, <text:line-break/><text:line-break/>For the homework assignments I have created a web service. This service can be used for programming exercise. It has some features that will hopefully inspire and motivate you to practice your Python Programming skills. <text:line-break/><text:line-break/>You can find the service at: &lt;servername&gt;:&lt;portnumber&gt;<text:line-break/><text:line-break/>You can login using your student email address and the password that I have send to it. Once you logged into the service you will find a menu that will take you to a very simple profile page. On this page you can set your nickname and password. You are enrolled for the “first” course this is an introduction to python. If you want to do/ redo the first courses on Python you can add those by adding “;intro” in the courses textbox on your profile page.</text:p>
            <text:p text:style-name="Text_20_body">I prepared unofficial assignments in this "first" course just to get you going on programming with Python. You can use the mooc provided by codeacademy: <text:a xlink:type="simple" xlink:href="http://www.codecademy.com/tracks/python">http://www.codecademy.com/tracks/python</text:a> to get a basic introduction into Python. </text:p>
            <text:p text:style-name="Text_20_body">Any help with this project would be appreciated. If you clone the project and follow the instructions in the readme file you will have a local version of the service. You can then start to develop your own courses, assignments and tasks if you like. A feature to export and import courses, effectively creating a backup, is one of the outstanding issues. <text:line-break/><text:line-break/>Good luck with the assignments and task,<text:line-break/> <text:line-break/>Happy coding!</text:p>
          </table:table-cell>
        </table:table-row>
      </table:table>
      <text:p text:style-name="P2">Example introduction letter</text:p>
      <text:p text:style-name="Standard"/>
      <table:table table:name="Table1" table:style-name="Table1">
        <table:table-column table:style-name="Table1.A"/>
        <table:table-row>
          <table:table-cell table:style-name="Table1.A1" office:value-type="string">
            <text:p text:style-name="Standard">Dear &lt;studentname&gt;,<text:line-break/><text:line-break/>I have created an account for your email adres: &lt;student&gt;@&lt;university&gt;<text:line-break/>Your initial password is set to: &lt;Password&gt;<text:line-break/><text:line-break/>Go ahead, log on at &lt;servername&gt;:&lt;portnumber&gt; and start coding. If you find yourself logged-in under a different user-name select logout in the top menu.<text:line-break/><text:line-break/>Happy coding!</text:p>
          </table:table-cell>
        </table:table-row>
      </table:table>
      <text:p text:style-name="P1">Example e-mail</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6-20T10:02:36</meta:creation-date>
    <dc:date>2014-06-20T10:25:52</dc:date>
    <dc:creator>user </dc:creator>
    <meta:editing-duration>PT7M56S</meta:editing-duration>
    <meta:editing-cycles>1</meta:editing-cycles>
    <meta:document-statistic meta:table-count="2" meta:image-count="0" meta:object-count="0" meta:page-count="2" meta:paragraph-count="9" meta:word-count="332" meta:character-count="2033" meta:non-whitespace-character-count="1696"/>
    <meta:generator>LibreOffice/3.5$Linux_X86_64 LibreOffice_project/350m1$Build-2</meta:generator>
  </office:meta>
</office:document-meta>
</file>